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</style:style>
    <style:style style:name="P8" style:family="paragraph" style:parent-style-name="Standard">
      <style:paragraph-properties fo:margin-top="0in" fo:margin-bottom="0in" loext:contextual-spacing="false" fo:break-before="pag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Heading_20_2" style:list-style-name="WWNum1">
      <style:paragraph-properties fo:margin-left="0.5in" fo:margin-right="0in" fo:margin-top="0.25in" fo:margin-bottom="0.0835in" loext:contextual-spacing="true" fo:text-indent="-0.25in" style:auto-text-indent="false"/>
    </style:style>
    <style:style style:name="P17" style:family="paragraph" style:parent-style-name="Heading_20_2" style:list-style-name="WWNum4">
      <style:paragraph-properties fo:margin-left="0.5in" fo:margin-right="0in" fo:margin-top="0.25in" fo:margin-bottom="0.0835in" loext:contextual-spacing="true" fo:text-indent="-0.25in" style:auto-text-indent="false"/>
    </style:style>
    <style:style style:name="P18" style:family="paragraph" style:parent-style-name="Heading_20_2" style:list-style-name="WWNum5">
      <style:paragraph-properties fo:margin-left="0.5in" fo:margin-right="0in" fo:margin-top="0.25in" fo:margin-bottom="0.0835in" loext:contextual-spacing="true" fo:text-indent="-0.25in" style:auto-text-indent="false"/>
    </style:style>
    <style:style style:name="P19" style:family="paragraph" style:parent-style-name="Heading_20_1">
      <style:paragraph-properties fo:margin-top="0.278in" fo:margin-bottom="0.0835in" loext:contextual-spacing="false"/>
    </style:style>
    <style:style style:name="P20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21" style:family="paragraph" style:parent-style-name="Title">
      <style:paragraph-properties fo:margin-top="0in" fo:margin-bottom="0.0417in" loext:contextual-spacing="false" fo:text-align="center" style:justify-single-word="false" fo:break-before="page"/>
    </style:style>
    <style:style style:name="P22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P23" style:family="paragraph" style:parent-style-name="Title" style:list-style-name="WWNum5">
      <style:paragraph-properties fo:margin-left="1in" fo:margin-right="0in" fo:margin-top="0in" fo:margin-bottom="0.0417in" loext:contextual-spacing="true" fo:text-align="start" style:justify-single-word="false" fo:text-indent="-0.25in" style:auto-text-indent="false"/>
    </style:style>
    <style:style style:name="P24" style:family="paragraph" style:parent-style-name="Title">
      <style:paragraph-properties fo:margin-left="0.5in" fo:margin-right="0in" fo:margin-top="0in" fo:margin-bottom="0.0417in" loext:contextual-spacing="false" fo:text-align="start" style:justify-single-word="false" fo:text-indent="0in" style:auto-text-indent="false" fo:break-before="page"/>
      <style:text-properties fo:font-size="11pt" style:font-size-asian="11pt" style:font-size-complex="11pt"/>
    </style:style>
    <style:style style:name="P25" style:family="paragraph" style:parent-style-name="Title">
      <style:paragraph-properties fo:margin-left="0.5in" fo:margin-right="0in" fo:margin-top="0in" fo:margin-bottom="0.0417in" loext:contextual-spacing="false" fo:text-align="start" style:justify-single-word="false" fo:text-indent="0in" style:auto-text-indent="false"/>
      <style:text-properties fo:font-size="11pt" style:font-size-asian="11pt" style:font-size-complex="11pt"/>
    </style:style>
    <style:style style:name="P26" style:family="paragraph" style:parent-style-name="Title">
      <style:paragraph-properties fo:margin-left="0.5in" fo:margin-right="0in" fo:margin-top="0in" fo:margin-bottom="0.0417in" loext:contextual-spacing="false" fo:text-align="center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4a86e8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text-underline-style="none" style:font-size-asian="11pt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vy44ii5f9hg3"/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rxyj8r8ybtc0" text:style-name="Index_20_Link" text:visited-style-name="Index_20_Link"><text:span text:style-name="T1">Financeiro</text:span></text:a><text:span text:style-name="T1"><text:tab/>2</text:span></text:p>
          <text:p text:style-name="P3"><text:a xlink:type="simple" xlink:href="#_cy3cpx6bgqe" text:style-name="Index_20_Link" text:visited-style-name="Index_20_Link">Caixa</text:a><text:tab/>2</text:p>
          <text:p text:style-name="P3"><text:a xlink:type="simple" xlink:href="#_r110ssprtdnx" text:style-name="Index_20_Link" text:visited-style-name="Index_20_Link">Faturamento</text:a><text:tab/>2</text:p>
          <text:p text:style-name="P3"><text:a xlink:type="simple" xlink:href="#_ie5udhulopgh" text:style-name="Index_20_Link" text:visited-style-name="Index_20_Link">Convênios</text:a><text:tab/>2</text:p>
          <text:p text:style-name="P2"><text:a xlink:type="simple" xlink:href="#_kb59g0p9bukz" text:style-name="Index_20_Link" text:visited-style-name="Index_20_Link"><text:span text:style-name="T1">Paciente</text:span></text:a><text:span text:style-name="T1"><text:tab/>2</text:span></text:p>
          <text:p text:style-name="P2"><text:a xlink:type="simple" xlink:href="#_qfp4jy5paz9" text:style-name="Index_20_Link" text:visited-style-name="Index_20_Link"><text:span text:style-name="T1">Relatórios</text:span></text:a><text:span text:style-name="T1"><text:tab/>2</text:span></text:p>
          <text:p text:style-name="P2"><text:a xlink:type="simple" xlink:href="#_z0pr6zu2oke2" text:style-name="Index_20_Link" text:visited-style-name="Index_20_Link"><text:span text:style-name="T1">Estoque</text:span></text:a><text:span text:style-name="T1"><text:tab/>3</text:span></text:p>
          <text:p text:style-name="P3"><text:a xlink:type="simple" xlink:href="#_bgtdi8p9q8co" text:style-name="Index_20_Link" text:visited-style-name="Index_20_Link">Controle de Inventário</text:a><text:tab/>3</text:p>
          <text:p text:style-name="P3"><text:a xlink:type="simple" xlink:href="#_q66boirqd45f" text:style-name="Index_20_Link" text:visited-style-name="Index_20_Link">Requisição de Produtos</text:a><text:tab/>3</text:p>
          <text:p text:style-name="P2"><text:a xlink:type="simple" xlink:href="#_44tnxjlk2hy0" text:style-name="Index_20_Link" text:visited-style-name="Index_20_Link"><text:span text:style-name="T1">Recursos Humanos</text:span></text:a><text:span text:style-name="T1"><text:tab/>3</text:span></text:p>
          <text:p text:style-name="P3"><text:a xlink:type="simple" xlink:href="#_spwpfb4lcy7b" text:style-name="Index_20_Link" text:visited-style-name="Index_20_Link">Cadastro de Corpo Clínico</text:a><text:tab/>3</text:p>
          <text:p text:style-name="P3"><text:a xlink:type="simple" xlink:href="#_ou7swy2ibnq9" text:style-name="Index_20_Link" text:visited-style-name="Index_20_Link">Controle de Ponto</text:a><text:tab/>3</text:p>
          <text:p text:style-name="P4"><text:a xlink:type="simple" xlink:href="#_vqdp9wog2f55" text:style-name="Index_20_Link" text:visited-style-name="Index_20_Link">Estatísticas</text:a><text:tab/>3</text:p>
        </text:index-body>
      </text:table-of-content>
      <text:p text:style-name="P5"/>
      <text:p text:style-name="P20"><text:bookmark text:name="_q3bkx287rcpp"/></text:p>
      <text:p text:style-name="Standard"/>
      <text:p text:style-name="P21"><text:bookmark text:name="_3dqi29b1rexu"/></text:p>
      <text:p text:style-name="P20"><text:bookmark text:name="_mj0fp6xmvn36"/>Serviços</text:p>
      <text:p text:style-name="P19"><text:bookmark text:name="_rxyj8r8ybtc0"/>Financeiro</text:p>
      <text:list xml:id="list6880160906132365894" text:style-name="WWNum1">
        <text:list-item>
          <text:p text:style-name="P16"><text:bookmark text:name="_cy3cpx6bgqe"/>Caixa</text:p>
          <text:list>
            <text:list-item>
              <text:p text:style-name="P9">Responsável por calcular despesas</text:p>
            </text:list-item>
            <text:list-item>
              <text:p text:style-name="P9">Responsável por calcular receitas</text:p>
            </text:list-item>
            <text:list-item>
              <text:p text:style-name="P9">Responsável por emitir recibos</text:p>
            </text:list-item>
            <text:list-item>
              <text:p text:style-name="P9">Responsável por dar baixa em boletos</text:p>
            </text:list-item>
            <text:list-item>
              <text:p text:style-name="P9">Gerencia contas bancárias</text:p>
            </text:list-item>
            <text:list-item>
              <text:p text:style-name="P9">Armazena dados de caixa interno</text:p>
            </text:list-item>
            <text:list-item>
              <text:p text:style-name="P9">Auditoria de contas</text:p>
            </text:list-item>
            <text:list-item>
              <text:p text:style-name="P9">Pagamento de comissões</text:p>
            </text:list-item>
          </text:list>
        </text:list-item>
        <text:list-item>
          <text:p text:style-name="P16"><text:bookmark text:name="_r110ssprtdnx"/>Faturamento</text:p>
          <text:list>
            <text:list-item>
              <text:p text:style-name="P9">Responsável por gerar orçamentos</text:p>
            </text:list-item>
            <text:list-item>
              <text:p text:style-name="P9">Cálculo de comissões</text:p>
            </text:list-item>
            <text:list-item>
              <text:p text:style-name="P9">Responsável por emitir NFe</text:p>
            </text:list-item>
            <text:list-item>
              <text:p text:style-name="P9">Responsável por emitir boletos</text:p>
            </text:list-item>
            <text:list-item>
              <text:p text:style-name="P9">Responsável por configurar boletos</text:p>
            </text:list-item>
            <text:list-item>
              <text:p text:style-name="P9">Gera e mantém gráficos e relatórios (dashboard)</text:p>
            </text:list-item>
            <text:list-item>
              <text:p text:style-name="P9"><text:span text:style-name="T3">Gerenciamento de Convênios</text:span></text:p>
            </text:list-item>
            <text:list-item>
              <text:p text:style-name="P9"><text:span text:style-name="T3">Controla faturamento dos convênios</text:span></text:p>
            </text:list-item>
          </text:list>
        </text:list-item>
        <text:list-item>
          <text:p text:style-name="P16"><text:bookmark text:name="_ie5udhulopgh"/>Convênios</text:p>
          <text:list>
            <text:list-item>
              <text:p text:style-name="P9">Faturamento TISS</text:p>
            </text:list-item>
            <text:list-item>
              <text:p text:style-name="P9"><text:span text:style-name="T3">Operadora de plano</text:span></text:p>
            </text:list-item>
            <text:list-item>
              <text:p text:style-name="P9">Mantém contratos</text:p>
            </text:list-item>
          </text:list>
        </text:list-item>
      </text:list>
      <text:p text:style-name="P19"><text:bookmark text:name="_kb59g0p9bukz"/>Paciente</text:p>
      <text:list xml:id="list7561370219900688344" text:style-name="WWNum6">
        <text:list-item>
          <text:p text:style-name="P12"><text:soft-page-break/></text:p>
        </text:list-item>
      </text:list>
      <text:p text:style-name="P19"><text:bookmark text:name="_qfp4jy5paz9"/>Relatórios</text:p>
      <text:list xml:id="list3301557572143523400" text:style-name="WWNum2">
        <text:list-item>
          <text:p text:style-name="P13"><text:span text:style-name="T3">Relatório de contratos</text:span></text:p>
        </text:list-item>
      </text:list>
      <text:p text:style-name="P5"/>
      <text:p text:style-name="P5"/>
      <text:p text:style-name="P19"><text:bookmark text:name="_z0pr6zu2oke2"/>Estoque</text:p>
      <text:list xml:id="list6354182153672818803" text:style-name="WWNum4">
        <text:list-item>
          <text:p text:style-name="P17"><text:bookmark text:name="_bgtdi8p9q8co"/>Controle de Inventário</text:p>
          <text:list>
            <text:list-item>
              <text:p text:style-name="P10">Responsável por manter o controle dos itens armazenados</text:p>
            </text:list-item>
            <text:list-item>
              <text:p text:style-name="P10">Responsável pelo cadastro de novos itens, com origem e tipos especificados.</text:p>
            </text:list-item>
            <text:list-item>
              <text:p text:style-name="P10">Responsável por organizar os itens de acordo com categorias previamente definidas</text:p>
            </text:list-item>
            <text:list-item>
              <text:p text:style-name="P10">Responsável pela emissão de ordem de compra de determinado produto ao seu fornecedor</text:p>
            </text:list-item>
          </text:list>
        </text:list-item>
        <text:list-item>
          <text:p text:style-name="P17"><text:bookmark text:name="_q66boirqd45f"/>Requisição de Produtos</text:p>
          <text:list>
            <text:list-item>
              <text:p text:style-name="P10">Responsável por realizar o controle de saída dos itens no estoque</text:p>
            </text:list-item>
          </text:list>
        </text:list-item>
      </text:list>
      <text:p text:style-name="P5"/>
      <text:p text:style-name="P5"/>
      <text:p text:style-name="P5"/>
      <text:p text:style-name="P19"><text:bookmark text:name="_44tnxjlk2hy0"/>Recursos Humanos</text:p>
      <text:list xml:id="list1614588471097841191" text:style-name="WWNum5">
        <text:list-item>
          <text:p text:style-name="P18"><text:bookmark text:name="_spwpfb4lcy7b"/>Cadastro de Corpo Clínico</text:p>
          <text:list>
            <text:list-item>
              <text:p text:style-name="P11">Responsável pelo cadastramento de todos do corpo clínico</text:p>
            </text:list-item>
          </text:list>
        </text:list-item>
        <text:list-item>
          <text:p text:style-name="P18"><text:bookmark text:name="_ou7swy2ibnq9"/>Controle de Ponto</text:p>
          <text:list>
            <text:list-item>
              <text:p text:style-name="P11">Responsável por manter a frequência diária do corpo clínico</text:p>
            </text:list-item>
            <text:list-item>
              <text:p text:style-name="P11">Responsável por registrar a frequência diária do corpo clínico</text:p>
            </text:list-item>
          </text:list>
        </text:list-item>
        <text:list-item>
          <text:p text:style-name="P18"><text:bookmark text:name="_vqdp9wog2f55"/>Estatísticas</text:p>
          <text:list>
            <text:list-item>
              <text:p text:style-name="P11">Responsável por registrar e manter estatísticas de produtividade do corpo clínico</text:p>
            </text:list-item>
            <text:list-item>
              <text:p text:style-name="P11">Responsável por gerar o ranking entre os dentistas baseando-se nessas estatísticas.</text:p>
            </text:list-item>
          </text:list>
        </text:list-item>
        <text:list-item>
          <text:p text:style-name="P14"><text:span text:style-name="T4">Relatórios</text:span></text:p>
          <text:list>
            <text:list-item>
              <text:p text:style-name="P11"><text:soft-page-break/><text:span text:style-name="T3">Gerar, exibir e armazenar relatórios de “todos os dentistas”(??? com relação a que?? por que aspas??)</text:span></text:p>
            </text:list-item>
            <text:list-item>
              <text:p text:style-name="P23"><text:bookmark text:name="_ofe80hlmwbor"/><text:span text:style-name="T5">Gerar, exibir e armazenar relatórios baseados na remuneração do corpo clínico</text:span></text:p>
            </text:list-item>
          </text:list>
        </text:list-item>
        <text:list-item>
          <text:p text:style-name="P14"><text:span text:style-name="T4">Comunicação Interna</text:span></text:p>
          <text:list>
            <text:list-item>
              <text:p text:style-name="P11">Responsável por manter a comunicação entre os componentes do corpo clínico e colaboradores deste, via texto e/ou voz.</text:p>
            </text:list-item>
          </text:list>
        </text:list-item>
      </text:list>
      <text:p text:style-name="Standard"/>
      <text:p text:style-name="P24"><text:bookmark text:name="_3efuu9glu2p"/></text:p>
      <text:p text:style-name="P25"><text:bookmark text:name="_swp9ed26igrn"/></text:p>
      <text:p text:style-name="P26"><text:bookmark text:name="_m6b728ng0i95"/>Dados</text:p>
      <text:p text:style-name="P5">- Armazenar NFe</text:p>
      <text:p text:style-name="Standard"/>
      <text:p text:style-name="P8"/>
      <text:p text:style-name="P20"><text:bookmark text:name="_qfszrofukpkf"/>Sistemas Externos</text:p>
      <text:list xml:id="list755024133638313911" text:style-name="WWNum3">
        <text:list-item>
          <text:p text:style-name="P15">Integração com Cielo e Pagsegu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6pt" style:text-underline-style="none"/>
    </style:style>
    <style:style style:name="ListLabel_20_38" style:display-name="ListLabel 38" style:family="text">
      <style:text-properties fo:font-size="11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69" meta:word-count="343" meta:character-count="2079" meta:non-whitespace-character-count="1849"/>
    <meta:generator>LibreOfficeDev/5.1.0.3$Linux_X86_64 LibreOffice_project/</meta:generator>
  </office:meta>
</office:document-meta>
</file>